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52c0" officeooo:paragraph-rsid="000652c0"/>
    </style:style>
    <style:style style:name="P2" style:family="paragraph" style:parent-style-name="Standard">
      <style:paragraph-properties fo:text-align="center" style:justify-single-word="false"/>
      <style:text-properties officeooo:rsid="000652c0" officeooo:paragraph-rsid="000652c0"/>
    </style:style>
    <style:style style:name="P3" style:family="paragraph" style:parent-style-name="Standard">
      <style:text-properties officeooo:rsid="000652c0" officeooo:paragraph-rsid="0007ddc6"/>
    </style:style>
    <style:style style:name="T1" style:family="text">
      <style:text-properties officeooo:rsid="0007ddc6"/>
    </style:style>
    <style:style style:name="T2" style:family="text">
      <style:text-properties officeooo:rsid="0009c122"/>
    </style:style>
    <style:style style:name="T3" style:family="text">
      <style:text-properties officeooo:rsid="000ad2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A </text:p>
      <text:p text:style-name="P1"/>
      <text:p text:style-name="P1"/>
      <text:p text:style-name="P1"/>
      <text:p text:style-name="P1">Description du sujet </text:p>
      <text:p text:style-name="P1"/>
      <text:p text:style-name="P1"/>
      <text:p text:style-name="P1"/>
      <text:p text:style-name="P1"/>
      <text:p text:style-name="P1"/>
      <text:p text:style-name="P1"/>
      <text:p text:style-name="P1"/>
      <text:p text:style-name="P1"/>
      <text:p text:style-name="P1">Travaux déjà réalisés </text:p>
      <text:p text:style-name="P1"/>
      <text:p text:style-name="P1"/>
      <text:p text:style-name="P1">- Ajustement d’intensité : <text:span text:style-name="T1">nous avons implémenter une méthode qui détecte le dixième de pixels les plus blancs, le dixième des pixels les plus noirs, qui met ces pixels en blanc et en noir et qui ajuste les pixels intermédiaires de façon linéaire. Ainsi, l’histogramme, est plus rempli et le contraste plus important. </text:span></text:p>
      <text:p text:style-name="P1">- Méthode d’Otsu : <text:span text:style-name="T1">nous avons implémenter la méthode d’Otsu afin de trouver le meilleur seuil possible. Tous les pixels sont ainsi noir ou blanc.</text:span></text:p>
      <text:p text:style-name="P3">- Remplissage morphologique, : <text:span text:style-name="T1">il reste cependant quelques pixels blancs au milieu du grain de beauté noir. Il faut donc réaliser des fermetures permettant de retirer ces derniers.</text:span></text:p>
      <text:p text:style-name="P3"/>
      <text:p text:style-name="P3"/>
      <text:p text:style-name="P1"/>
      <text:p text:style-name="P1"/>
      <text:p text:style-name="P1">Trucs qui restent à faire </text:p>
      <text:p text:style-name="P1"/>
      <text:p text:style-name="P1"/>
      <text:p text:style-name="P1">- <text:span text:style-name="T2">Réunir toutes nos méthodes dans une fonction main afin de faire tourner l’algorithme à part</text:span></text:p>
      <text:p text:style-name="P1">- <text:span text:style-name="T2">Trouver les hyper-paramètres optimaux en faisait des tests et en comparant aux résultats fournis</text:span></text:p>
      <text:p text:style-name="P1">- <text:span text:style-name="T3">Implémenter le score de Dice pour pouvoir évaluer nos tests</text:span></text:p>
      <text:p text:style-name="P1">- <text:span text:style-name="T3">Hair removal : implémenter un test qui permet de savoir si il y a des poils, savoir si on doit ou non appliquer Hair removal.</text:span></text:p>
      <text:p text:style-name="P1">- <text:span text:style-name="T3">Réduire le bruit que l’on obtient après Hair removal</text:span></text:p>
      <text:p text:style-name="P1">- <text:span text:style-name="T3">Coder la détection de bords, et le détourage (que ce soit dans le cas d’un contour circulaire ou d’un cadre noir qui entoure l’image) </text:span></text:p>
      <text:p text:style-name="P1">- Améliorer le remplissage morphologique <text:span text:style-name="T3">en trouvant une suite optimale de fermetures et d’ouvertures</text:span></text:p>
      <text:p text:style-name="P1">- <text:span text:style-name="T3">Produire un environnement Anaconda réunissant nos bibliothèque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4:08:13.297220846</meta:creation-date>
    <dc:date>2019-10-07T14:47:43.309013205</dc:date>
    <meta:editing-duration>PT7M49S</meta:editing-duration>
    <meta:editing-cycles>1</meta:editing-cycles>
    <meta:document-statistic meta:table-count="0" meta:image-count="0" meta:object-count="0" meta:page-count="1" meta:paragraph-count="15" meta:word-count="243" meta:character-count="1451" meta:non-whitespace-character-count="1217"/>
    <meta:generator>LibreOffice/6.0.7.3$Linux_X86_64 LibreOffice_project/00m0$Build-3</meta:generator>
  </office:meta>
</office:document-meta>
</file>